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RangeMatcher.compare( ModuleRevisionId askedMrid , ModuleRevisionId foundMrid , Comparator staticCompara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VersionRangeMatcher.accept( ModuleRevisionId askedMrid , ModuleRevisionId foundMr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RIDArtifactInfo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RangeMatcher.isUpper( ModuleRevisionId askedMrid , String revision , ModuleRevisionId foundMrid , boolean inclusiv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RIDArtifactInfo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RangeMatcher.setLatest( String latestStrateg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RangeMatcher.getLatestStrateg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ersionRangeMatcher.VersionRang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IDArtifactInfo.MRIDArtifactInfo( ModuleRevision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VersionRangeMatcher.setLatestStrategy( LatestStrategy latest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RangeMatcher.isDynamic( ModuleRevisionId asked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sionRangeMatcher.VersionRangeMatcher( String name , LatestStrategy 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sionRangeMatcher.isLower( ModuleRevisionId askedMrid , String revision , ModuleRevisionId foundMrid , boolean inclusiv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sionRangeMatcher.compare( Object o1 , Object o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rsionRangeMatcher.VersionRangeMatch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